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T1" style:family="text">
      <style:text-properties fo:font-family="Corbel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.371cm" svg:y1="5.465cm" svg:x2="7.863cm" svg:y2="7.727cm" draw:start-shape="id1" draw:start-glue-point="9" draw:end-shape="id2" draw:end-glue-point="5" svg:d="m2371 5465 5492 2262">
          <text:p/>
        </draw:connector>
        <draw:connector draw:style-name="gr1" draw:text-style-name="P1" draw:layer="layout" draw:type="line" svg:x1="14.558cm" svg:y1="3.238cm" svg:x2="8cm" svg:y2="4.02cm" draw:start-shape="id3" draw:start-glue-point="6" draw:end-shape="id4" draw:end-glue-point="10" svg:d="m14558 3238-6558 782">
          <text:p/>
        </draw:connector>
        <draw:custom-shape draw:style-name="gr2" draw:text-style-name="P1" draw:id="id6" draw:layer="layout" svg:width="0.317cm" svg:height="0.32cm" svg:x="7.317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0.317cm" svg:height="0.32cm" svg:x="6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" draw:layer="layout" svg:width="0.317cm" svg:height="0.32cm" svg:x="1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317cm" svg:height="0.32cm" svg:x="7.683cm" svg:y="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317cm" svg:height="0.32cm" svg:x="7.817cm" svg:y="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317cm" svg:height="0.32cm" svg:x="10.817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0.317cm" svg:height="0.32cm" svg:x="9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271cm" svg:y1="4.773cm" svg:x2="7.363cm" svg:y2="5.547cm" draw:start-shape="id5" draw:start-glue-point="9" draw:end-shape="id6" draw:end-glue-point="5" svg:d="m6271 4773 1092 774">
          <text:p/>
        </draw:connector>
        <draw:connector draw:style-name="gr3" draw:text-style-name="P1" draw:layer="layout" draw:type="line" svg:x1="7.954cm" svg:y1="4.133cm" svg:x2="9.046cm" svg:y2="5.227cm" draw:start-shape="id4" draw:start-glue-point="9" draw:end-shape="id7" draw:end-glue-point="5" svg:d="m7954 4133 1092 1094">
          <text:p/>
        </draw:connector>
        <draw:connector draw:style-name="gr3" draw:text-style-name="P1" draw:layer="layout" draw:type="line" svg:x1="9.317cm" svg:y1="5.34cm" svg:x2="10.5cm" svg:y2="5.66cm" draw:start-shape="id7" draw:start-glue-point="10" draw:end-shape="id8" draw:end-glue-point="6" svg:d="m9317 5340 1183 320">
          <text:p/>
        </draw:connector>
        <draw:connector draw:style-name="gr3" draw:text-style-name="P1" draw:layer="layout" draw:type="line" svg:x1="7.634cm" svg:y1="5.66cm" svg:x2="9cm" svg:y2="5.34cm" draw:start-shape="id6" draw:start-glue-point="10" draw:end-shape="id7" draw:end-glue-point="6" svg:d="m7634 5660 1366-320">
          <text:p/>
        </draw:connector>
        <draw:connector draw:style-name="gr3" draw:text-style-name="P1" draw:layer="layout" draw:type="line" svg:x1="6.317cm" svg:y1="4.66cm" svg:x2="7.729cm" svg:y2="4.133cm" draw:start-shape="id5" draw:start-glue-point="10" draw:end-shape="id4" draw:end-glue-point="7" svg:d="m6317 4660 1412-527">
          <text:p/>
        </draw:connector>
        <draw:connector draw:style-name="gr3" draw:text-style-name="P1" draw:layer="layout" draw:type="line" svg:x1="7.842cm" svg:y1="4.18cm" svg:x2="7.476cm" svg:y2="5.5cm" draw:start-shape="id4" draw:start-glue-point="8" draw:end-shape="id6" draw:end-glue-point="4" svg:d="m7842 4180-366 1320">
          <text:p/>
        </draw:connector>
        <draw:connector draw:style-name="gr3" draw:text-style-name="P1" draw:layer="layout" draw:type="line" svg:x1="10.659cm" svg:y1="5.82cm" svg:x2="10.976cm" svg:y2="7.18cm" draw:start-shape="id8" draw:start-glue-point="8" draw:end-shape="id9" draw:end-glue-point="4" svg:d="m10659 5820 317 1360">
          <text:p/>
        </draw:connector>
        <draw:connector draw:style-name="gr3" draw:text-style-name="P1" draw:layer="layout" draw:type="line" svg:x1="8.134cm" svg:y1="7.84cm" svg:x2="10.817cm" svg:y2="7.34cm" draw:start-shape="id2" draw:start-glue-point="10" draw:end-shape="id9" draw:end-glue-point="6" svg:d="m8134 7840 2683-500">
          <text:p/>
        </draw:connector>
        <draw:connector draw:style-name="gr3" draw:text-style-name="P1" draw:layer="layout" draw:type="line" svg:x1="7.476cm" svg:y1="5.82cm" svg:x2="7.976cm" svg:y2="7.68cm" draw:start-shape="id6" draw:start-glue-point="8" draw:end-shape="id2" draw:end-glue-point="4" svg:d="m7476 5820 500 1860">
          <text:p/>
        </draw:connector>
        <draw:connector draw:style-name="gr3" draw:text-style-name="P1" draw:layer="layout" draw:type="line" svg:x1="7.588cm" svg:y1="5.773cm" svg:x2="10.863cm" svg:y2="7.227cm" draw:start-shape="id6" draw:start-glue-point="9" draw:end-shape="id9" draw:end-glue-point="5" svg:d="m7588 5773 3275 1454">
          <text:p/>
        </draw:connector>
        <draw:connector draw:style-name="gr1" draw:text-style-name="P1" draw:layer="layout" draw:type="line" svg:x1="4.454cm" svg:y1="3.645cm" svg:x2="7.683cm" svg:y2="4.02cm" draw:start-shape="id10" draw:start-glue-point="9" draw:end-shape="id4" draw:end-glue-point="6" svg:d="m4454 3645 3229 375">
          <text:p/>
        </draw:connector>
        <draw:custom-shape draw:style-name="gr4" draw:text-style-name="P1" draw:layer="layout" svg:width="3cm" svg:height="3cm" svg:x="1.5cm" svg:y="2.592cm">
          <text:p/>
          <draw:enhanced-geometry svg:viewBox="0 0 21600 21600" draw:glue-points="10800 0 3163 3163 0 10800 3163 18437 10800 21600 18437 18437 21600 10800 18437 3163" draw:text-areas="3163 3163 18437 18437" draw:type="ring" draw:modifiers="575.8080639786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id="id1" draw:layer="layout" svg:width="0.317cm" svg:height="0.32cm" svg:x="2.1cm" svg:y="5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0" draw:layer="layout" svg:width="0.317cm" svg:height="0.32cm" svg:x="4.183cm" svg:y="3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cm" svg:y1="2.397cm" svg:x2="3cm" svg:y2="2.897cm">
          <text:p/>
        </draw:line>
        <draw:frame draw:style-name="gr5" draw:text-style-name="P2" draw:layer="layout" svg:width="1.886cm" svg:height="1.107cm" svg:x="2.057cm" svg:y="3.539cm">
          <draw:text-box>
            <text:p text:style-name="P1"><text:span text:style-name="T1">Hub für x</text:span><text:span text:style-name="T1"><text:line-break/></text:span><text:span text:style-name="T1">x = [0, 35[</text:span></text:p>
          </draw:text-box>
        </draw:frame>
        <draw:line draw:style-name="gr3" draw:text-style-name="P1" draw:layer="layout" svg:x1="3.5cm" svg:y1="5.092cm" svg:x2="4cm" svg:y2="5.592cm">
          <text:p/>
        </draw:line>
        <draw:custom-shape draw:style-name="gr4" draw:text-style-name="P1" draw:layer="layout" svg:width="3cm" svg:height="3cm" svg:x="12cm" svg:y="2.594cm">
          <text:p/>
          <draw:enhanced-geometry svg:viewBox="0 0 21600 21600" draw:glue-points="10800 0 3163 3163 0 10800 3163 18437 10800 21600 18437 18437 21600 10800 18437 3163" draw:text-areas="3163 3163 18437 18437" draw:type="ring" draw:modifiers="575.8080639786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id="id3" draw:layer="layout" svg:width="0.317cm" svg:height="0.32cm" svg:x="14.558cm" svg:y="3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cm" svg:y1="2.394cm" svg:x2="13.5cm" svg:y2="2.894cm">
          <text:p/>
        </draw:line>
        <draw:frame draw:style-name="gr6" draw:text-style-name="P2" draw:layer="layout" svg:width="2.013cm" svg:height="1.107cm" svg:x="12.494cm" svg:y="3.539cm">
          <draw:text-box>
            <text:p text:style-name="P1"><text:span text:style-name="T1">Hub für y</text:span><text:span text:style-name="T1"><text:line-break/></text:span><text:span text:style-name="T1">y = ]-5, 30[</text:span></text:p>
          </draw:text-box>
        </draw:frame>
        <draw:line draw:style-name="gr3" draw:text-style-name="P1" draw:layer="layout" svg:x1="14.5cm" svg:y1="4.594cm" svg:x2="15cm" svg:y2="5.094cm">
          <text:p/>
        </draw:line>
        <draw:line draw:style-name="gr3" draw:text-style-name="P1" draw:layer="layout" svg:x1="11.668cm" svg:y1="4.094cm" svg:x2="12.415cm" svg:y2="4.094cm">
          <text:p/>
        </draw:line>
        <draw:custom-shape draw:style-name="gr2" draw:text-style-name="P1" draw:id="id11" draw:layer="layout" svg:width="0.317cm" svg:height="0.32cm" svg:x="12.231cm" svg:y="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17cm" svg:height="0.32cm" svg:x="12.683cm" svg:y="5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2.729cm" svg:y1="5.547cm" svg:x2="11.134cm" svg:y2="7.34cm" draw:end-shape="id9" draw:end-glue-point="10" svg:d="m12729 5547-1595 1793">
          <text:p/>
        </draw:connector>
        <draw:connector draw:style-name="gr1" draw:text-style-name="P1" draw:layer="layout" draw:type="line" svg:x1="12.231cm" svg:y1="3.133cm" svg:x2="9.271cm" svg:y2="5.227cm" draw:start-shape="id11" draw:start-glue-point="6" draw:end-shape="id7" draw:end-glue-point="11" svg:d="m12231 3133-2960 20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1-06T18:58:18</meta:creation-date>
    <dc:date>2010-11-07T12:57:56</dc:date>
    <dc:creator>Johannes Held</dc:creator>
    <meta:editing-duration>PT00H38M56S</meta:editing-duration>
    <meta:editing-cycles>5</meta:editing-cycles>
    <meta:generator>OpenOffice.org/3.2$Unix OpenOffice.org_project/320m19$Build-9505</meta:generator>
    <meta:document-statistic meta:object-count="36"/>
  </office:meta>
</office:document-meta>
</file>